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1cm" svg:x="8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cm" svg:height="2.6cm" svg:x="7cm" svg:y="4.8cm">
          <text:p text:style-name="P1">Get Ascii Cod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3.1cm" svg:height="4.7cm" svg:x="3.8cm" svg:y="9.3cm">
          <text:p text:style-name="P1">Character ← Convert Ascii code to Character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02cm" svg:height="4.5cm" svg:x="5.298cm" svg:y="15.9cm">
          <text:p text:style-name="P1">Output ←Charac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3cm" svg:height="2.9cm" svg:x="5.8cm" svg:y="22.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1cm" svg:y1="3.2cm" svg:x2="11.1cm" svg:y2="4.9cm">
          <text:p/>
        </draw:line>
        <draw:line draw:style-name="gr3" draw:text-style-name="P1" draw:layer="layout" svg:x1="10.2cm" svg:y1="7.4cm" svg:x2="10.1cm" svg:y2="9.3cm">
          <text:p/>
        </draw:line>
        <draw:line draw:style-name="gr3" draw:text-style-name="P1" draw:layer="layout" svg:x1="11.2cm" svg:y1="14cm" svg:x2="11.3cm" svg:y2="15.9cm">
          <text:p/>
        </draw:line>
        <draw:line draw:style-name="gr3" draw:text-style-name="P1" draw:layer="layout" svg:x1="9.4cm" svg:y1="20.4cm" svg:x2="9.4cm" svg:y2="2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09:11:44.071000000</meta:creation-date>
    <dc:date>2014-10-07T09:27:24.690000000</dc:date>
    <meta:editing-duration>PT4M31S</meta:editing-duration>
    <meta:editing-cycles>2</meta:editing-cycles>
    <meta:generator>LibreOffice/4.2.5.2$Windows_x86 LibreOffice_project/61cb170a04bb1f12e77c884eab9192be736ec5f5</meta:generator>
    <meta:document-statistic meta:object-count="9"/>
  </office:meta>
</office:document-meta>
</file>